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4</text:p>
      <text:p text:style-name="P1"/>
      <text:p text:style-name="P2"/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11T15:52:45.087361583</dc:date>
    <meta:editing-duration>PT12M5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1" meta:word-count="2" meta:character-count="15" meta:non-whitespace-character-count="14"/>
  </office:meta>
</office:document-meta>
</file>